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661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best_fit_mh_and_op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problem</text:p>
          </table:table-cell>
          <table:table-cell table:style-name="Default" office:value-type="string" calcext:value-type="string">
            <text:p>% Above</text:p>
          </table:table-cell>
          <table:table-cell office:value-type="string" calcext:value-type="string">
            <text:p>opt</text:p>
          </table:table-cell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NN_a27.clq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NN_a45.clq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NN_a81.clq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NN_a9.clq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c-fat500-1.clq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c-fat500-10.clq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c-fat500-2.clq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c-fat500-5.clq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hamming10-2.clq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hamming6-2.clq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hamming8-2.clq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johnson8-2-4.clq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johnson8-4-4.clq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keller4.clq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cpclr11_maxsat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cpclr12_maxsat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cpclr13_maxsat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cpcyc06_maxsat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cpcyc07_maxsat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cpcyc08_maxsat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cpcyc09_maxsat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cpcyc10_maxsat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cpcyc11_maxsat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t3pm3-5555.spn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t7pm3-9999.spn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1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10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100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11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12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13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14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15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16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17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18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19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2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20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21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22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23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24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3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4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5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6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7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8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250-C1000-9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1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10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100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11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12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13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14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15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16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17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18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19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2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20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21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22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23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24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3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4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5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6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7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8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3SAT-V300-C1200-9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1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10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100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11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12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13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14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15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16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17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18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19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2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20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21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22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23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24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3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4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5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6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7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8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50-C1350-9.cnf</text:p>
          </table:table-cell>
          <table:table-cell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an200_0.9_1.clq.cnf</text:p>
          </table:table-cell>
          <table:table-cell office:value-type="percentage" office:value="0.0043359196713828" calcext:value-type="percentage">
            <text:p>0.43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keller5.clq.cnf</text:p>
          </table:table-cell>
          <table:table-cell office:value-type="percentage" office:value="0.00657142857142845" calcext:value-type="percentage">
            <text:p>0.66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an400_0.9_1.clq.cnf</text:p>
          </table:table-cell>
          <table:table-cell office:value-type="percentage" office:value="0.00704887218045114" calcext:value-type="percentage">
            <text:p>0.7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an400_0.5_1.clq.cnf</text:p>
          </table:table-cell>
          <table:table-cell office:value-type="percentage" office:value="0.00733855185909982" calcext:value-type="percentage">
            <text:p>0.73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anr200_0.9.clq.cnf</text:p>
          </table:table-cell>
          <table:table-cell office:value-type="percentage" office:value="0.00761904761904764" calcext:value-type="percentage">
            <text:p>0.76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an200_0.9_2.clq.cnf</text:p>
          </table:table-cell>
          <table:table-cell office:value-type="percentage" office:value="0.00768535262206149" calcext:value-type="percentage">
            <text:p>0.77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an200_0.7_1.clq.cnf</text:p>
          </table:table-cell>
          <table:table-cell office:value-type="percentage" office:value="0.00783604581072939" calcext:value-type="percentage">
            <text:p>0.78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johnson32-2-4.clq.cnf</text:p>
          </table:table-cell>
          <table:table-cell office:value-type="percentage" office:value="0.00846721667390349" calcext:value-type="percentage">
            <text:p>0.8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an200_0.7_2.clq.cnf</text:p>
          </table:table-cell>
          <table:table-cell office:value-type="percentage" office:value="0.00847457627118642" calcext:value-type="percentage">
            <text:p>0.8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an200_0.9_3.clq.cnf</text:p>
          </table:table-cell>
          <table:table-cell office:value-type="percentage" office:value="0.00848214285714288" calcext:value-type="percentage">
            <text:p>0.8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an400_0.7_3.clq.cnf</text:p>
          </table:table-cell>
          <table:table-cell office:value-type="percentage" office:value="0.00869565217391299" calcext:value-type="percentage">
            <text:p>0.87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p_hat500-2.clq.cnf</text:p>
          </table:table-cell>
          <table:table-cell office:value-type="percentage" office:value="0.0089285714285714" calcext:value-type="percentage">
            <text:p>0.89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rock200_1.clq.cnf</text:p>
          </table:table-cell>
          <table:table-cell office:value-type="percentage" office:value="0.0091036414565826" calcext:value-type="percentage">
            <text:p>0.91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p_hat500-3.clq.cnf</text:p>
          </table:table-cell>
          <table:table-cell office:value-type="percentage" office:value="0.00955734406438635" calcext:value-type="percentage">
            <text:p>0.96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an400_0.7_1.clq.cnf</text:p>
          </table:table-cell>
          <table:table-cell office:value-type="percentage" office:value="0.00998789346246975" calcext:value-type="percentage">
            <text:p>1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anr400_0.5.clq.cnf</text:p>
          </table:table-cell>
          <table:table-cell office:value-type="percentage" office:value="0.0101351351351351" calcext:value-type="percentage">
            <text:p>1.0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640_7.cnf</text:p>
          </table:table-cell>
          <table:table-cell office:value-type="percentage" office:value="0.0102615694164991" calcext:value-type="percentage">
            <text:p>1.03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hamming10-4.clq.cnf</text:p>
          </table:table-cell>
          <table:table-cell office:value-type="percentage" office:value="0.0103000447828034" calcext:value-type="percentage">
            <text:p>1.03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anr200_0.7.clq.cnf</text:p>
          </table:table-cell>
          <table:table-cell office:value-type="percentage" office:value="0.0103838892385149" calcext:value-type="percentage">
            <text:p>1.04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rock800_2.clq.cnf</text:p>
          </table:table-cell>
          <table:table-cell office:value-type="percentage" office:value="0.0106970324361628" calcext:value-type="percentage">
            <text:p>1.0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960_8.cnf</text:p>
          </table:table-cell>
          <table:table-cell office:value-type="percentage" office:value="0.0107184923439341" calcext:value-type="percentage">
            <text:p>1.0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640_3.cnf</text:p>
          </table:table-cell>
          <table:table-cell office:value-type="percentage" office:value="0.0108473188702414" calcext:value-type="percentage">
            <text:p>1.0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640_0.cnf</text:p>
          </table:table-cell>
          <table:table-cell office:value-type="percentage" office:value="0.0109430959013133" calcext:value-type="percentage">
            <text:p>1.09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p_hat700-3.clq.cnf</text:p>
          </table:table-cell>
          <table:table-cell office:value-type="percentage" office:value="0.0112359550561798" calcext:value-type="percentage">
            <text:p>1.1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960_6.cnf</text:p>
          </table:table-cell>
          <table:table-cell office:value-type="percentage" office:value="0.0120218579234974" calcext:value-type="percentage">
            <text:p>1.2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rock400_3.clq.cnf</text:p>
          </table:table-cell>
          <table:table-cell office:value-type="percentage" office:value="0.0120448179271708" calcext:value-type="percentage">
            <text:p>1.2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c-fat200-5.clq.cnf</text:p>
          </table:table-cell>
          <table:table-cell office:value-type="percentage" office:value="0.0120689655172415" calcext:value-type="percentage">
            <text:p>1.2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640_10.cnf</text:p>
          </table:table-cell>
          <table:table-cell office:value-type="percentage" office:value="0.0121082621082622" calcext:value-type="percentage">
            <text:p>1.21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p_hat300-3.clq.cnf</text:p>
          </table:table-cell>
          <table:table-cell office:value-type="percentage" office:value="0.0122145512480085" calcext:value-type="percentage">
            <text:p>1.2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640_1.cnf</text:p>
          </table:table-cell>
          <table:table-cell office:value-type="percentage" office:value="0.012239165329053" calcext:value-type="percentage">
            <text:p>1.2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960_9.cnf</text:p>
          </table:table-cell>
          <table:table-cell office:value-type="percentage" office:value="0.0122522522522521" calcext:value-type="percentage">
            <text:p>1.23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rock200_4.clq.cnf</text:p>
          </table:table-cell>
          <table:table-cell office:value-type="percentage" office:value="0.0124401913875598" calcext:value-type="percentage">
            <text:p>1.2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800_10.cnf</text:p>
          </table:table-cell>
          <table:table-cell office:value-type="percentage" office:value="0.0125039074710847" calcext:value-type="percentage">
            <text:p>1.2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rock800_1.clq.cnf</text:p>
          </table:table-cell>
          <table:table-cell office:value-type="percentage" office:value="0.0128919860627177" calcext:value-type="percentage">
            <text:p>1.2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960_2.cnf</text:p>
          </table:table-cell>
          <table:table-cell office:value-type="percentage" office:value="0.0131907308377897" calcext:value-type="percentage">
            <text:p>1.3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640_4.cnf</text:p>
          </table:table-cell>
          <table:table-cell office:value-type="percentage" office:value="0.0132796780684106" calcext:value-type="percentage">
            <text:p>1.3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960_13.cnf</text:p>
          </table:table-cell>
          <table:table-cell office:value-type="percentage" office:value="0.0132867132867134" calcext:value-type="percentage">
            <text:p>1.33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johnson16-2-4.clq.cnf</text:p>
          </table:table-cell>
          <table:table-cell office:value-type="percentage" office:value="0.0132890365448506" calcext:value-type="percentage">
            <text:p>1.33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p_hat700-2.clq.cnf</text:p>
          </table:table-cell>
          <table:table-cell office:value-type="percentage" office:value="0.0134508348794065" calcext:value-type="percentage">
            <text:p>1.3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rock400_2.clq.cnf</text:p>
          </table:table-cell>
          <table:table-cell office:value-type="percentage" office:value="0.0137566137566139" calcext:value-type="percentage">
            <text:p>1.3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640_9.cnf</text:p>
          </table:table-cell>
          <table:table-cell office:value-type="percentage" office:value="0.0137596114933225" calcext:value-type="percentage">
            <text:p>1.38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rock400_4.clq.cnf</text:p>
          </table:table-cell>
          <table:table-cell office:value-type="percentage" office:value="0.0139223560910309" calcext:value-type="percentage">
            <text:p>1.3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800_9.cnf</text:p>
          </table:table-cell>
          <table:table-cell office:value-type="percentage" office:value="0.0142602495543673" calcext:value-type="percentage">
            <text:p>1.43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p_hat300-2.clq.cnf</text:p>
          </table:table-cell>
          <table:table-cell office:value-type="percentage" office:value="0.0142857142857142" calcext:value-type="percentage">
            <text:p>1.4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640_2.cnf</text:p>
          </table:table-cell>
          <table:table-cell office:value-type="percentage" office:value="0.0142857142857142" calcext:value-type="percentage">
            <text:p>1.43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an1000.clq.cnf</text:p>
          </table:table-cell>
          <table:table-cell office:value-type="percentage" office:value="0.014388489208633" calcext:value-type="percentage">
            <text:p>1.44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an400_0.7_2.clq.cnf</text:p>
          </table:table-cell>
          <table:table-cell office:value-type="percentage" office:value="0.0148305084745763" calcext:value-type="percentage">
            <text:p>1.4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800_4.cnf</text:p>
          </table:table-cell>
          <table:table-cell office:value-type="percentage" office:value="0.0148902821316614" calcext:value-type="percentage">
            <text:p>1.4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640_11.cnf</text:p>
          </table:table-cell>
          <table:table-cell office:value-type="percentage" office:value="0.0151020408163265" calcext:value-type="percentage">
            <text:p>1.5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960_15.cnf</text:p>
          </table:table-cell>
          <table:table-cell office:value-type="percentage" office:value="0.0151732377538829" calcext:value-type="percentage">
            <text:p>1.5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960_10.cnf</text:p>
          </table:table-cell>
          <table:table-cell office:value-type="percentage" office:value="0.0153664302600471" calcext:value-type="percentage">
            <text:p>1.5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800_0.cnf</text:p>
          </table:table-cell>
          <table:table-cell office:value-type="percentage" office:value="0.0154867256637168" calcext:value-type="percentage">
            <text:p>1.55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800_1.cnf</text:p>
          </table:table-cell>
          <table:table-cell office:value-type="percentage" office:value="0.0155507559395247" calcext:value-type="percentage">
            <text:p>1.5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800_8.cnf</text:p>
          </table:table-cell>
          <table:table-cell office:value-type="percentage" office:value="0.0156609195402297" calcext:value-type="percentage">
            <text:p>1.5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800_11.cnf</text:p>
          </table:table-cell>
          <table:table-cell office:value-type="percentage" office:value="0.0157699443413728" calcext:value-type="percentage">
            <text:p>1.5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640_12.cnf</text:p>
          </table:table-cell>
          <table:table-cell office:value-type="percentage" office:value="0.0158290462999604" calcext:value-type="percentage">
            <text:p>1.5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640_13.cnf</text:p>
          </table:table-cell>
          <table:table-cell office:value-type="percentage" office:value="0.0158512720156556" calcext:value-type="percentage">
            <text:p>1.5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960_12.cnf</text:p>
          </table:table-cell>
          <table:table-cell office:value-type="percentage" office:value="0.0160798122065728" calcext:value-type="percentage">
            <text:p>1.6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960_4.cnf</text:p>
          </table:table-cell>
          <table:table-cell office:value-type="percentage" office:value="0.016144018583043" calcext:value-type="percentage">
            <text:p>1.61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rock400_1.clq.cnf</text:p>
          </table:table-cell>
          <table:table-cell office:value-type="percentage" office:value="0.0162091503267974" calcext:value-type="percentage">
            <text:p>1.6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800_6.cnf</text:p>
          </table:table-cell>
          <table:table-cell office:value-type="percentage" office:value="0.0163295880149812" calcext:value-type="percentage">
            <text:p>1.63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rock800_4.clq.cnf</text:p>
          </table:table-cell>
          <table:table-cell office:value-type="percentage" office:value="0.0164285714285715" calcext:value-type="percentage">
            <text:p>1.6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800_2.cnf</text:p>
          </table:table-cell>
          <table:table-cell office:value-type="percentage" office:value="0.0166301969365428" calcext:value-type="percentage">
            <text:p>1.66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hamming8-4.clq.cnf</text:p>
          </table:table-cell>
          <table:table-cell office:value-type="percentage" office:value="0.0170454545454546" calcext:value-type="percentage">
            <text:p>1.7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800_14.cnf</text:p>
          </table:table-cell>
          <table:table-cell office:value-type="percentage" office:value="0.0170454545454546" calcext:value-type="percentage">
            <text:p>1.7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000_13.cnf</text:p>
          </table:table-cell>
          <table:table-cell office:value-type="percentage" office:value="0.0173356602675974" calcext:value-type="percentage">
            <text:p>1.73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rock200_3.clq.cnf</text:p>
          </table:table-cell>
          <table:table-cell office:value-type="percentage" office:value="0.0174454828660435" calcext:value-type="percentage">
            <text:p>1.7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960_0.cnf</text:p>
          </table:table-cell>
          <table:table-cell office:value-type="percentage" office:value="0.0176749703440093" calcext:value-type="percentage">
            <text:p>1.7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000_5.cnf</text:p>
          </table:table-cell>
          <table:table-cell office:value-type="percentage" office:value="0.0177466433158202" calcext:value-type="percentage">
            <text:p>1.77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hamming6-4.clq.cnf</text:p>
          </table:table-cell>
          <table:table-cell office:value-type="percentage" office:value="0.0178571428571428" calcext:value-type="percentage">
            <text:p>1.7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960_11.cnf</text:p>
          </table:table-cell>
          <table:table-cell office:value-type="percentage" office:value="0.0178718400940623" calcext:value-type="percentage">
            <text:p>1.7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960_5.cnf</text:p>
          </table:table-cell>
          <table:table-cell office:value-type="percentage" office:value="0.0179801517805021" calcext:value-type="percentage">
            <text:p>1.8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p_hat1000-3.clq.cnf</text:p>
          </table:table-cell>
          <table:table-cell office:value-type="percentage" office:value="0.0180072028811524" calcext:value-type="percentage">
            <text:p>1.8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800_5.cnf</text:p>
          </table:table-cell>
          <table:table-cell office:value-type="percentage" office:value="0.0180219780219779" calcext:value-type="percentage">
            <text:p>1.8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800_15.cnf</text:p>
          </table:table-cell>
          <table:table-cell office:value-type="percentage" office:value="0.0180233709645474" calcext:value-type="percentage">
            <text:p>1.8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640_6.cnf</text:p>
          </table:table-cell>
          <table:table-cell office:value-type="percentage" office:value="0.0180623973727421" calcext:value-type="percentage">
            <text:p>1.81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p_hat500-1.clq.cnf</text:p>
          </table:table-cell>
          <table:table-cell office:value-type="percentage" office:value="0.0180952380952382" calcext:value-type="percentage">
            <text:p>1.81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p_hat700-1.clq.cnf</text:p>
          </table:table-cell>
          <table:table-cell office:value-type="percentage" office:value="0.0181405895691609" calcext:value-type="percentage">
            <text:p>1.8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000_7.cnf</text:p>
          </table:table-cell>
          <table:table-cell office:value-type="percentage" office:value="0.0184194890077243" calcext:value-type="percentage">
            <text:p>1.8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800_12.cnf</text:p>
          </table:table-cell>
          <table:table-cell office:value-type="percentage" office:value="0.0188073394495412" calcext:value-type="percentage">
            <text:p>1.8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800_8.cnf</text:p>
          </table:table-cell>
          <table:table-cell office:value-type="percentage" office:value="0.0189602446483179" calcext:value-type="percentage">
            <text:p>1.9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200_9.cnf</text:p>
          </table:table-cell>
          <table:table-cell office:value-type="percentage" office:value="0.0191570881226055" calcext:value-type="percentage">
            <text:p>1.9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800_13.cnf</text:p>
          </table:table-cell>
          <table:table-cell office:value-type="percentage" office:value="0.019271948608137" calcext:value-type="percentage">
            <text:p>1.9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960_1.cnf</text:p>
          </table:table-cell>
          <table:table-cell office:value-type="percentage" office:value="0.0193771626297579" calcext:value-type="percentage">
            <text:p>1.9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200_4.cnf</text:p>
          </table:table-cell>
          <table:table-cell office:value-type="percentage" office:value="0.0195305164319248" calcext:value-type="percentage">
            <text:p>1.9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rock200_2.clq.cnf</text:p>
          </table:table-cell>
          <table:table-cell office:value-type="percentage" office:value="0.0198581560283688" calcext:value-type="percentage">
            <text:p>1.9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960_3.cnf</text:p>
          </table:table-cell>
          <table:table-cell office:value-type="percentage" office:value="0.0200118413262285" calcext:value-type="percentage">
            <text:p>2.0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brock800_3.clq.cnf</text:p>
          </table:table-cell>
          <table:table-cell office:value-type="percentage" office:value="0.0200562983814216" calcext:value-type="percentage">
            <text:p>2.0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640_5.cnf</text:p>
          </table:table-cell>
          <table:table-cell office:value-type="percentage" office:value="0.0201149425287357" calcext:value-type="percentage">
            <text:p>2.0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800_4.cnf</text:p>
          </table:table-cell>
          <table:table-cell office:value-type="percentage" office:value="0.0204424103737606" calcext:value-type="percentage">
            <text:p>2.0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000_0.cnf</text:p>
          </table:table-cell>
          <table:table-cell office:value-type="percentage" office:value="0.0204597701149425" calcext:value-type="percentage">
            <text:p>2.05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800_14.cnf</text:p>
          </table:table-cell>
          <table:table-cell office:value-type="percentage" office:value="0.0204892966360857" calcext:value-type="percentage">
            <text:p>2.0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anr400_0.7.clq.cnf</text:p>
          </table:table-cell>
          <table:table-cell office:value-type="percentage" office:value="0.0204996796925048" calcext:value-type="percentage">
            <text:p>2.05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960_7.cnf</text:p>
          </table:table-cell>
          <table:table-cell office:value-type="percentage" office:value="0.0205309734513275" calcext:value-type="percentage">
            <text:p>2.05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960_14.cnf</text:p>
          </table:table-cell>
          <table:table-cell office:value-type="percentage" office:value="0.0205399061032863" calcext:value-type="percentage">
            <text:p>2.05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640_14.cnf</text:p>
          </table:table-cell>
          <table:table-cell office:value-type="percentage" office:value="0.0205811138014527" calcext:value-type="percentage">
            <text:p>2.0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800_6.cnf</text:p>
          </table:table-cell>
          <table:table-cell office:value-type="percentage" office:value="0.0206332992849847" calcext:value-type="percentage">
            <text:p>2.0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000_1.cnf</text:p>
          </table:table-cell>
          <table:table-cell office:value-type="percentage" office:value="0.0207017543859649" calcext:value-type="percentage">
            <text:p>2.0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200_13.cnf</text:p>
          </table:table-cell>
          <table:table-cell office:value-type="percentage" office:value="0.0208450704225351" calcext:value-type="percentage">
            <text:p>2.0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640_8.cnf</text:p>
          </table:table-cell>
          <table:table-cell office:value-type="percentage" office:value="0.0208579299488389" calcext:value-type="percentage">
            <text:p>2.0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800_3.cnf</text:p>
          </table:table-cell>
          <table:table-cell office:value-type="percentage" office:value="0.0211085801063022" calcext:value-type="percentage">
            <text:p>2.1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200_15.cnf</text:p>
          </table:table-cell>
          <table:table-cell office:value-type="percentage" office:value="0.0212505876821816" calcext:value-type="percentage">
            <text:p>2.1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200_5.cnf</text:p>
          </table:table-cell>
          <table:table-cell office:value-type="percentage" office:value="0.0213333333333332" calcext:value-type="percentage">
            <text:p>2.1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600-5.cnf</text:p>
          </table:table-cell>
          <table:table-cell office:value-type="percentage" office:value="0.0215924426450742" calcext:value-type="percentage">
            <text:p>2.1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800_3.cnf</text:p>
          </table:table-cell>
          <table:table-cell office:value-type="percentage" office:value="0.0216412490922295" calcext:value-type="percentage">
            <text:p>2.1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200_0.cnf</text:p>
          </table:table-cell>
          <table:table-cell office:value-type="percentage" office:value="0.0219397363465159" calcext:value-type="percentage">
            <text:p>2.1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800_7.cnf</text:p>
          </table:table-cell>
          <table:table-cell office:value-type="percentage" office:value="0.0221212121212122" calcext:value-type="percentage">
            <text:p>2.2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640_15.cnf</text:p>
          </table:table-cell>
          <table:table-cell office:value-type="percentage" office:value="0.0222088835534213" calcext:value-type="percentage">
            <text:p>2.2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200_7.cnf</text:p>
          </table:table-cell>
          <table:table-cell office:value-type="percentage" office:value="0.0222537878787878" calcext:value-type="percentage">
            <text:p>2.2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800_12.cnf</text:p>
          </table:table-cell>
          <table:table-cell office:value-type="percentage" office:value="0.0222634508348793" calcext:value-type="percentage">
            <text:p>2.2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200_8.cnf</text:p>
          </table:table-cell>
          <table:table-cell office:value-type="percentage" office:value="0.0223844282238443" calcext:value-type="percentage">
            <text:p>2.2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800_0.cnf</text:p>
          </table:table-cell>
          <table:table-cell office:value-type="percentage" office:value="0.0224215246636772" calcext:value-type="percentage">
            <text:p>2.2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800_5.cnf</text:p>
          </table:table-cell>
          <table:table-cell office:value-type="percentage" office:value="0.0225287356321839" calcext:value-type="percentage">
            <text:p>2.25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000_8.cnf</text:p>
          </table:table-cell>
          <table:table-cell office:value-type="percentage" office:value="0.0225402504472272" calcext:value-type="percentage">
            <text:p>2.25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200_6.cnf</text:p>
          </table:table-cell>
          <table:table-cell office:value-type="percentage" office:value="0.0226610249177246" calcext:value-type="percentage">
            <text:p>2.2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000_11.cnf</text:p>
          </table:table-cell>
          <table:table-cell office:value-type="percentage" office:value="0.0228070175438597" calcext:value-type="percentage">
            <text:p>2.2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160c800_7.cnf</text:p>
          </table:table-cell>
          <table:table-cell office:value-type="percentage" office:value="0.0233201581027669" calcext:value-type="percentage">
            <text:p>2.3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600-9.cnf</text:p>
          </table:table-cell>
          <table:table-cell office:value-type="percentage" office:value="0.0233333333333332" calcext:value-type="percentage">
            <text:p>2.3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000_3.cnf</text:p>
          </table:table-cell>
          <table:table-cell office:value-type="percentage" office:value="0.0233449477351917" calcext:value-type="percentage">
            <text:p>2.3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200_12.cnf</text:p>
          </table:table-cell>
          <table:table-cell office:value-type="percentage" office:value="0.0238636363636362" calcext:value-type="percentage">
            <text:p>2.3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000_9.cnf</text:p>
          </table:table-cell>
          <table:table-cell office:value-type="percentage" office:value="0.0239194789816459" calcext:value-type="percentage">
            <text:p>2.3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000_10.cnf</text:p>
          </table:table-cell>
          <table:table-cell office:value-type="percentage" office:value="0.0239256678281068" calcext:value-type="percentage">
            <text:p>2.3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200_10.cnf</text:p>
          </table:table-cell>
          <table:table-cell office:value-type="percentage" office:value="0.0240112994350283" calcext:value-type="percentage">
            <text:p>2.4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300-6.cnf</text:p>
          </table:table-cell>
          <table:table-cell office:value-type="percentage" office:value="0.0240740740740741" calcext:value-type="percentage">
            <text:p>2.4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200-10.cnf</text:p>
          </table:table-cell>
          <table:table-cell office:value-type="percentage" office:value="0.024203069657615" calcext:value-type="percentage">
            <text:p>2.4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200_11.cnf</text:p>
          </table:table-cell>
          <table:table-cell office:value-type="percentage" office:value="0.0242250834525513" calcext:value-type="percentage">
            <text:p>2.4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000_4.cnf</text:p>
          </table:table-cell>
          <table:table-cell office:value-type="percentage" office:value="0.024327485380117" calcext:value-type="percentage">
            <text:p>2.43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p_hat1000-2.clq.cnf</text:p>
          </table:table-cell>
          <table:table-cell office:value-type="percentage" office:value="0.0246478873239437" calcext:value-type="percentage">
            <text:p>2.4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200_3.cnf</text:p>
          </table:table-cell>
          <table:table-cell office:value-type="percentage" office:value="0.024656235182551" calcext:value-type="percentage">
            <text:p>2.4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600-6.cnf</text:p>
          </table:table-cell>
          <table:table-cell office:value-type="percentage" office:value="0.0246808510638299" calcext:value-type="percentage">
            <text:p>2.4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000_2.cnf</text:p>
          </table:table-cell>
          <table:table-cell office:value-type="percentage" office:value="0.0246956521739132" calcext:value-type="percentage">
            <text:p>2.4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300-9.cnf</text:p>
          </table:table-cell>
          <table:table-cell office:value-type="percentage" office:value="0.0250896057347669" calcext:value-type="percentage">
            <text:p>2.5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000_12.cnf</text:p>
          </table:table-cell>
          <table:table-cell office:value-type="percentage" office:value="0.0253075571177503" calcext:value-type="percentage">
            <text:p>2.5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800_2.cnf</text:p>
          </table:table-cell>
          <table:table-cell office:value-type="percentage" office:value="0.0254185692541857" calcext:value-type="percentage">
            <text:p>2.5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000_15.cnf</text:p>
          </table:table-cell>
          <table:table-cell office:value-type="percentage" office:value="0.0255962769051774" calcext:value-type="percentage">
            <text:p>2.5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400-6.cnf</text:p>
          </table:table-cell>
          <table:table-cell office:value-type="percentage" office:value="0.0258503401360544" calcext:value-type="percentage">
            <text:p>2.5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800_9.cnf</text:p>
          </table:table-cell>
          <table:table-cell office:value-type="percentage" office:value="0.025875190258752" calcext:value-type="percentage">
            <text:p>2.5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800_10.cnf</text:p>
          </table:table-cell>
          <table:table-cell office:value-type="percentage" office:value="0.0263318112633182" calcext:value-type="percentage">
            <text:p>2.6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200-9.cnf</text:p>
          </table:table-cell>
          <table:table-cell office:value-type="percentage" office:value="0.0264127764127764" calcext:value-type="percentage">
            <text:p>2.6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200_14.cnf</text:p>
          </table:table-cell>
          <table:table-cell office:value-type="percentage" office:value="0.0264969354078266" calcext:value-type="percentage">
            <text:p>2.65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200_1.cnf</text:p>
          </table:table-cell>
          <table:table-cell office:value-type="percentage" office:value="0.026609442060086" calcext:value-type="percentage">
            <text:p>2.6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000_14.cnf</text:p>
          </table:table-cell>
          <table:table-cell office:value-type="percentage" office:value="0.0266199649737304" calcext:value-type="percentage">
            <text:p>2.6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800_11.cnf</text:p>
          </table:table-cell>
          <table:table-cell office:value-type="percentage" office:value="0.026697177726926" calcext:value-type="percentage">
            <text:p>2.6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200-5.cnf</text:p>
          </table:table-cell>
          <table:table-cell office:value-type="percentage" office:value="0.0267005721551177" calcext:value-type="percentage">
            <text:p>2.6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600-2.cnf</text:p>
          </table:table-cell>
          <table:table-cell office:value-type="percentage" office:value="0.0267782426778242" calcext:value-type="percentage">
            <text:p>2.6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200_2.cnf</text:p>
          </table:table-cell>
          <table:table-cell office:value-type="percentage" office:value="0.027006610009443" calcext:value-type="percentage">
            <text:p>2.7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1000_6.cnf</text:p>
          </table:table-cell>
          <table:table-cell office:value-type="percentage" office:value="0.0271345029239767" calcext:value-type="percentage">
            <text:p>2.7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800_15.cnf</text:p>
          </table:table-cell>
          <table:table-cell office:value-type="percentage" office:value="0.0273972602739727" calcext:value-type="percentage">
            <text:p>2.7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600-4.cnf</text:p>
          </table:table-cell>
          <table:table-cell office:value-type="percentage" office:value="0.0277016742770166" calcext:value-type="percentage">
            <text:p>2.7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600-1.cnf</text:p>
          </table:table-cell>
          <table:table-cell office:value-type="percentage" office:value="0.0277539341917024" calcext:value-type="percentage">
            <text:p>2.7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500-7.cnf</text:p>
          </table:table-cell>
          <table:table-cell office:value-type="percentage" office:value="0.0280864197530863" calcext:value-type="percentage">
            <text:p>2.8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500-9.cnf</text:p>
          </table:table-cell>
          <table:table-cell office:value-type="percentage" office:value="0.028140703517588" calcext:value-type="percentage">
            <text:p>2.8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300-5.cnf</text:p>
          </table:table-cell>
          <table:table-cell office:value-type="percentage" office:value="0.0284391534391535" calcext:value-type="percentage">
            <text:p>2.8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600-3.cnf</text:p>
          </table:table-cell>
          <table:table-cell office:value-type="percentage" office:value="0.0286123032904149" calcext:value-type="percentage">
            <text:p>2.8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800_1.cnf</text:p>
          </table:table-cell>
          <table:table-cell office:value-type="percentage" office:value="0.0286786786786788" calcext:value-type="percentage">
            <text:p>2.8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500-6.cnf</text:p>
          </table:table-cell>
          <table:table-cell office:value-type="percentage" office:value="0.0287081339712918" calcext:value-type="percentage">
            <text:p>2.87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p_hat1000-1.clq.cnf</text:p>
          </table:table-cell>
          <table:table-cell office:value-type="percentage" office:value="0.0288461538461537" calcext:value-type="percentage">
            <text:p>2.8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600-10.cnf</text:p>
          </table:table-cell>
          <table:table-cell office:value-type="percentage" office:value="0.028898426323319" calcext:value-type="percentage">
            <text:p>2.8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300-10.cnf</text:p>
          </table:table-cell>
          <table:table-cell office:value-type="percentage" office:value="0.0292592592592593" calcext:value-type="percentage">
            <text:p>2.9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600-7.cnf</text:p>
          </table:table-cell>
          <table:table-cell office:value-type="percentage" office:value="0.0296296296296297" calcext:value-type="percentage">
            <text:p>2.9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500-9.cnf</text:p>
          </table:table-cell>
          <table:table-cell office:value-type="percentage" office:value="0.0298953662182362" calcext:value-type="percentage">
            <text:p>2.9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300-8.cnf</text:p>
          </table:table-cell>
          <table:table-cell office:value-type="percentage" office:value="0.0311394196744514" calcext:value-type="percentage">
            <text:p>3.1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min1s2v200c800_13.cnf</text:p>
          </table:table-cell>
          <table:table-cell office:value-type="percentage" office:value="0.031586940015186" calcext:value-type="percentage">
            <text:p>3.1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300-2.cnf</text:p>
          </table:table-cell>
          <table:table-cell office:value-type="percentage" office:value="0.0317124735729388" calcext:value-type="percentage">
            <text:p>3.1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400-3.cnf</text:p>
          </table:table-cell>
          <table:table-cell office:value-type="percentage" office:value="0.0317460317460319" calcext:value-type="percentage">
            <text:p>3.1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600-1.cnf</text:p>
          </table:table-cell>
          <table:table-cell office:value-type="percentage" office:value="0.032176973353444" calcext:value-type="percentage">
            <text:p>3.2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500-2.cnf</text:p>
          </table:table-cell>
          <table:table-cell office:value-type="percentage" office:value="0.0322378716744913" calcext:value-type="percentage">
            <text:p>3.2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500-4.cnf</text:p>
          </table:table-cell>
          <table:table-cell office:value-type="percentage" office:value="0.0330188679245282" calcext:value-type="percentage">
            <text:p>3.3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500-8.cnf</text:p>
          </table:table-cell>
          <table:table-cell office:value-type="percentage" office:value="0.0333333333333332" calcext:value-type="percentage">
            <text:p>3.3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400-9.cnf</text:p>
          </table:table-cell>
          <table:table-cell office:value-type="percentage" office:value="0.0336700336700335" calcext:value-type="percentage">
            <text:p>3.3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200-5.cnf</text:p>
          </table:table-cell>
          <table:table-cell office:value-type="percentage" office:value="0.0341880341880341" calcext:value-type="percentage">
            <text:p>3.4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400-2.cnf</text:p>
          </table:table-cell>
          <table:table-cell office:value-type="percentage" office:value="0.0345549738219895" calcext:value-type="percentage">
            <text:p>3.4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200-4.cnf</text:p>
          </table:table-cell>
          <table:table-cell office:value-type="percentage" office:value="0.0347423277359584" calcext:value-type="percentage">
            <text:p>3.4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500-1.cnf</text:p>
          </table:table-cell>
          <table:table-cell office:value-type="percentage" office:value="0.0347551342812007" calcext:value-type="percentage">
            <text:p>3.4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500-1.cnf</text:p>
          </table:table-cell>
          <table:table-cell office:value-type="percentage" office:value="0.0347967479674796" calcext:value-type="percentage">
            <text:p>3.48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p_hat300-1.clq.cnf</text:p>
          </table:table-cell>
          <table:table-cell office:value-type="percentage" office:value="0.0349854227405249" calcext:value-type="percentage">
            <text:p>3.5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500-3.cnf</text:p>
          </table:table-cell>
          <table:table-cell office:value-type="percentage" office:value="0.0357487922705315" calcext:value-type="percentage">
            <text:p>3.5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600-7.cnf</text:p>
          </table:table-cell>
          <table:table-cell office:value-type="percentage" office:value="0.0363914373088685" calcext:value-type="percentage">
            <text:p>3.6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400-8.cnf</text:p>
          </table:table-cell>
          <table:table-cell office:value-type="percentage" office:value="0.036655211912944" calcext:value-type="percentage">
            <text:p>3.6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300-4.cnf</text:p>
          </table:table-cell>
          <table:table-cell office:value-type="percentage" office:value="0.0371900826446281" calcext:value-type="percentage">
            <text:p>3.7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300-1.cnf</text:p>
          </table:table-cell>
          <table:table-cell office:value-type="percentage" office:value="0.0373737373737373" calcext:value-type="percentage">
            <text:p>3.7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300-7.cnf</text:p>
          </table:table-cell>
          <table:table-cell office:value-type="percentage" office:value="0.0374753451676528" calcext:value-type="percentage">
            <text:p>3.75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200-9.cnf</text:p>
          </table:table-cell>
          <table:table-cell office:value-type="percentage" office:value="0.0375275938189845" calcext:value-type="percentage">
            <text:p>3.75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200-6.cnf</text:p>
          </table:table-cell>
          <table:table-cell office:value-type="percentage" office:value="0.0386499727817093" calcext:value-type="percentage">
            <text:p>3.8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400-6.cnf</text:p>
          </table:table-cell>
          <table:table-cell office:value-type="percentage" office:value="0.0390070921985817" calcext:value-type="percentage">
            <text:p>3.9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300-6.cnf</text:p>
          </table:table-cell>
          <table:table-cell office:value-type="percentage" office:value="0.0392857142857141" calcext:value-type="percentage">
            <text:p>3.9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500-10.cnf</text:p>
          </table:table-cell>
          <table:table-cell office:value-type="percentage" office:value="0.0396452790818989" calcext:value-type="percentage">
            <text:p>3.9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200-2.cnf</text:p>
          </table:table-cell>
          <table:table-cell office:value-type="percentage" office:value="0.0400228702115495" calcext:value-type="percentage">
            <text:p>4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600-2.cnf</text:p>
          </table:table-cell>
          <table:table-cell office:value-type="percentage" office:value="0.040221216691805" calcext:value-type="percentage">
            <text:p>4.0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600-8.cnf</text:p>
          </table:table-cell>
          <table:table-cell office:value-type="percentage" office:value="0.040787623066104" calcext:value-type="percentage">
            <text:p>4.0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500-10.cnf</text:p>
          </table:table-cell>
          <table:table-cell office:value-type="percentage" office:value="0.0412541254125414" calcext:value-type="percentage">
            <text:p>4.1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200-8.cnf</text:p>
          </table:table-cell>
          <table:table-cell office:value-type="percentage" office:value="0.0418732782369147" calcext:value-type="percentage">
            <text:p>4.1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200-1.cnf</text:p>
          </table:table-cell>
          <table:table-cell office:value-type="percentage" office:value="0.0423489553924337" calcext:value-type="percentage">
            <text:p>4.2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300-8.cnf</text:p>
          </table:table-cell>
          <table:table-cell office:value-type="percentage" office:value="0.042528735632184" calcext:value-type="percentage">
            <text:p>4.25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300-2.cnf</text:p>
          </table:table-cell>
          <table:table-cell office:value-type="percentage" office:value="0.0428849902534114" calcext:value-type="percentage">
            <text:p>4.2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600-6.cnf</text:p>
          </table:table-cell>
          <table:table-cell office:value-type="percentage" office:value="0.043030303030303" calcext:value-type="percentage">
            <text:p>4.3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600-10.cnf</text:p>
          </table:table-cell>
          <table:table-cell office:value-type="percentage" office:value="0.0432645034414945" calcext:value-type="percentage">
            <text:p>4.3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600-5.cnf</text:p>
          </table:table-cell>
          <table:table-cell office:value-type="percentage" office:value="0.0432748538011696" calcext:value-type="percentage">
            <text:p>4.3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300-4.cnf</text:p>
          </table:table-cell>
          <table:table-cell office:value-type="percentage" office:value="0.0440379403794038" calcext:value-type="percentage">
            <text:p>4.4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400-5.cnf</text:p>
          </table:table-cell>
          <table:table-cell office:value-type="percentage" office:value="0.0441094360692351" calcext:value-type="percentage">
            <text:p>4.4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500-5.cnf</text:p>
          </table:table-cell>
          <table:table-cell office:value-type="percentage" office:value="0.0442276422764227" calcext:value-type="percentage">
            <text:p>4.4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400-10.cnf</text:p>
          </table:table-cell>
          <table:table-cell office:value-type="percentage" office:value="0.0442338072669826" calcext:value-type="percentage">
            <text:p>4.4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400-3.cnf</text:p>
          </table:table-cell>
          <table:table-cell office:value-type="percentage" office:value="0.0443293033966607" calcext:value-type="percentage">
            <text:p>4.4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400-5.cnf</text:p>
          </table:table-cell>
          <table:table-cell office:value-type="percentage" office:value="0.0449197860962567" calcext:value-type="percentage">
            <text:p>4.4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300-7.cnf</text:p>
          </table:table-cell>
          <table:table-cell office:value-type="percentage" office:value="0.0454166666666667" calcext:value-type="percentage">
            <text:p>4.5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400-1.cnf</text:p>
          </table:table-cell>
          <table:table-cell office:value-type="percentage" office:value="0.0457875457875459" calcext:value-type="percentage">
            <text:p>4.5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400-7.cnf</text:p>
          </table:table-cell>
          <table:table-cell office:value-type="percentage" office:value="0.0469255663430421" calcext:value-type="percentage">
            <text:p>4.6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500-4.cnf</text:p>
          </table:table-cell>
          <table:table-cell office:value-type="percentage" office:value="0.0470389170896786" calcext:value-type="percentage">
            <text:p>4.7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500-3.cnf</text:p>
          </table:table-cell>
          <table:table-cell office:value-type="percentage" office:value="0.0471698113207548" calcext:value-type="percentage">
            <text:p>4.7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500-2.cnf</text:p>
          </table:table-cell>
          <table:table-cell office:value-type="percentage" office:value="0.0472361809045228" calcext:value-type="percentage">
            <text:p>4.7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400-1.cnf</text:p>
          </table:table-cell>
          <table:table-cell office:value-type="percentage" office:value="0.0479413423575861" calcext:value-type="percentage">
            <text:p>4.7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400-4.cnf</text:p>
          </table:table-cell>
          <table:table-cell office:value-type="percentage" office:value="0.048" calcext:value-type="percentage">
            <text:p>4.8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600-3.cnf</text:p>
          </table:table-cell>
          <table:table-cell office:value-type="percentage" office:value="0.0480825958702065" calcext:value-type="percentage">
            <text:p>4.8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600-9.cnf</text:p>
          </table:table-cell>
          <table:table-cell office:value-type="percentage" office:value="0.0488304093567251" calcext:value-type="percentage">
            <text:p>4.8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400-8.cnf</text:p>
          </table:table-cell>
          <table:table-cell office:value-type="percentage" office:value="0.0489871086556171" calcext:value-type="percentage">
            <text:p>4.9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500-5.cnf</text:p>
          </table:table-cell>
          <table:table-cell office:value-type="percentage" office:value="0.0491177873152122" calcext:value-type="percentage">
            <text:p>4.9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600-8.cnf</text:p>
          </table:table-cell>
          <table:table-cell office:value-type="percentage" office:value="0.049632892804699" calcext:value-type="percentage">
            <text:p>4.9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400-4.cnf</text:p>
          </table:table-cell>
          <table:table-cell office:value-type="percentage" office:value="0.0496376811594204" calcext:value-type="percentage">
            <text:p>4.9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300-1.cnf</text:p>
          </table:table-cell>
          <table:table-cell office:value-type="percentage" office:value="0.0497942386831276" calcext:value-type="percentage">
            <text:p>4.9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500-6.cnf</text:p>
          </table:table-cell>
          <table:table-cell office:value-type="percentage" office:value="0.0498316498316498" calcext:value-type="percentage">
            <text:p>4.9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400-7.cnf</text:p>
          </table:table-cell>
          <table:table-cell office:value-type="percentage" office:value="0.0499108734402853" calcext:value-type="percentage">
            <text:p>4.9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200-2.cnf</text:p>
          </table:table-cell>
          <table:table-cell office:value-type="percentage" office:value="0.0501792114695341" calcext:value-type="percentage">
            <text:p>5.0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600-4.cnf</text:p>
          </table:table-cell>
          <table:table-cell office:value-type="percentage" office:value="0.0509090909090908" calcext:value-type="percentage">
            <text:p>5.0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300-5.cnf</text:p>
          </table:table-cell>
          <table:table-cell office:value-type="percentage" office:value="0.0512820512820513" calcext:value-type="percentage">
            <text:p>5.1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200-7.cnf</text:p>
          </table:table-cell>
          <table:table-cell office:value-type="percentage" office:value="0.0521885521885523" calcext:value-type="percentage">
            <text:p>5.2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200-8.cnf</text:p>
          </table:table-cell>
          <table:table-cell office:value-type="percentage" office:value="0.054093567251462" calcext:value-type="percentage">
            <text:p>5.4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300-3.cnf</text:p>
          </table:table-cell>
          <table:table-cell office:value-type="percentage" office:value="0.0551587301587302" calcext:value-type="percentage">
            <text:p>5.5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500-8.cnf</text:p>
          </table:table-cell>
          <table:table-cell office:value-type="percentage" office:value="0.0552763819095476" calcext:value-type="percentage">
            <text:p>5.5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200-10.cnf</text:p>
          </table:table-cell>
          <table:table-cell office:value-type="percentage" office:value="0.0561904761904763" calcext:value-type="percentage">
            <text:p>5.6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500-7.cnf</text:p>
          </table:table-cell>
          <table:table-cell office:value-type="percentage" office:value="0.057095709570957" calcext:value-type="percentage">
            <text:p>5.7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300-3.cnf</text:p>
          </table:table-cell>
          <table:table-cell office:value-type="percentage" office:value="0.0572779821334735" calcext:value-type="percentage">
            <text:p>5.7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300-9.cnf</text:p>
          </table:table-cell>
          <table:table-cell office:value-type="percentage" office:value="0.0576131687242798" calcext:value-type="percentage">
            <text:p>5.7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400-9.cnf</text:p>
          </table:table-cell>
          <table:table-cell office:value-type="percentage" office:value="0.0588588588588588" calcext:value-type="percentage">
            <text:p>5.8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200-7.cnf</text:p>
          </table:table-cell>
          <table:table-cell office:value-type="percentage" office:value="0.0612612612612613" calcext:value-type="percentage">
            <text:p>6.1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300-10.cnf</text:p>
          </table:table-cell>
          <table:table-cell office:value-type="percentage" office:value="0.0623529411764705" calcext:value-type="percentage">
            <text:p>6.2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100-5.cnf</text:p>
          </table:table-cell>
          <table:table-cell office:value-type="percentage" office:value="0.0628930817610063" calcext:value-type="percentage">
            <text:p>6.2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200-1.cnf</text:p>
          </table:table-cell>
          <table:table-cell office:value-type="percentage" office:value="0.0640432098765433" calcext:value-type="percentage">
            <text:p>6.4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20c1200-3.cnf</text:p>
          </table:table-cell>
          <table:table-cell office:value-type="percentage" office:value="0.0653409090909092" calcext:value-type="percentage">
            <text:p>6.5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200-3.cnf</text:p>
          </table:table-cell>
          <table:table-cell office:value-type="percentage" office:value="0.0659498207885305" calcext:value-type="percentage">
            <text:p>6.5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200-6.cnf</text:p>
          </table:table-cell>
          <table:table-cell office:value-type="percentage" office:value="0.0660660660660661" calcext:value-type="percentage">
            <text:p>6.6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200-7.cnf</text:p>
          </table:table-cell>
          <table:table-cell office:value-type="percentage" office:value="0.0663082437275986" calcext:value-type="percentage">
            <text:p>6.6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200-4.cnf</text:p>
          </table:table-cell>
          <table:table-cell office:value-type="percentage" office:value="0.0680180180180181" calcext:value-type="percentage">
            <text:p>6.8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400-10.cnf</text:p>
          </table:table-cell>
          <table:table-cell office:value-type="percentage" office:value="0.0709219858156029" calcext:value-type="percentage">
            <text:p>7.0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200-5.cnf</text:p>
          </table:table-cell>
          <table:table-cell office:value-type="percentage" office:value="0.0752136752136752" calcext:value-type="percentage">
            <text:p>7.5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2v140c1400-2.cnf</text:p>
          </table:table-cell>
          <table:table-cell office:value-type="percentage" office:value="0.0774032459425718" calcext:value-type="percentage">
            <text:p>7.7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100-6.cnf</text:p>
          </table:table-cell>
          <table:table-cell office:value-type="percentage" office:value="0.0775681341719079" calcext:value-type="percentage">
            <text:p>7.7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200-3.cnf</text:p>
          </table:table-cell>
          <table:table-cell office:value-type="percentage" office:value="0.0786324786324786" calcext:value-type="percentage">
            <text:p>7.8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000-5.cnf</text:p>
          </table:table-cell>
          <table:table-cell office:value-type="percentage" office:value="0.0793650793650795" calcext:value-type="percentage">
            <text:p>7.9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100-2.cnf</text:p>
          </table:table-cell>
          <table:table-cell office:value-type="percentage" office:value="0.0808080808080809" calcext:value-type="percentage">
            <text:p>8.0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200-9.cnf</text:p>
          </table:table-cell>
          <table:table-cell office:value-type="percentage" office:value="0.0856102003642989" calcext:value-type="percentage">
            <text:p>8.5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100-10.cnf</text:p>
          </table:table-cell>
          <table:table-cell office:value-type="percentage" office:value="0.0881226053639847" calcext:value-type="percentage">
            <text:p>8.8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800-6.cnf</text:p>
          </table:table-cell>
          <table:table-cell office:value-type="percentage" office:value="0.0888888888888888" calcext:value-type="percentage">
            <text:p>8.8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200-6.cnf</text:p>
          </table:table-cell>
          <table:table-cell office:value-type="percentage" office:value="0.0925925925925926" calcext:value-type="percentage">
            <text:p>9.2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100-1.cnf</text:p>
          </table:table-cell>
          <table:table-cell office:value-type="percentage" office:value="0.0952380952380953" calcext:value-type="percentage">
            <text:p>9.52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37.cnf</text:p>
          </table:table-cell>
          <table:table-cell office:value-type="percentage" office:value="0.0964705882352941" calcext:value-type="percentage">
            <text:p>9.65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000-9.cnf</text:p>
          </table:table-cell>
          <table:table-cell office:value-type="percentage" office:value="0.0975056689342404" calcext:value-type="percentage">
            <text:p>9.75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900-8.cnf</text:p>
          </table:table-cell>
          <table:table-cell office:value-type="percentage" office:value="0.0982142857142858" calcext:value-type="percentage">
            <text:p>9.82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27.cnf</text:p>
          </table:table-cell>
          <table:table-cell office:value-type="percentage" office:value="0.0993939393939394" calcext:value-type="percentage">
            <text:p>9.9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200-2.cnf</text:p>
          </table:table-cell>
          <table:table-cell office:value-type="percentage" office:value="0.1005291005291" calcext:value-type="percentage">
            <text:p>10.05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200-8.cnf</text:p>
          </table:table-cell>
          <table:table-cell office:value-type="percentage" office:value="0.1005291005291" calcext:value-type="percentage">
            <text:p>10.05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900-6.cnf</text:p>
          </table:table-cell>
          <table:table-cell office:value-type="percentage" office:value="0.100609756097561" calcext:value-type="percentage">
            <text:p>10.0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100-3.cnf</text:p>
          </table:table-cell>
          <table:table-cell office:value-type="percentage" office:value="0.10062893081761" calcext:value-type="percentage">
            <text:p>10.0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000-6.cnf</text:p>
          </table:table-cell>
          <table:table-cell office:value-type="percentage" office:value="0.102222222222222" calcext:value-type="percentage">
            <text:p>10.22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c-fat200-2.clq.cnf</text:p>
          </table:table-cell>
          <table:table-cell office:value-type="percentage" office:value="0.102564102564103" calcext:value-type="percentage">
            <text:p>10.2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100-4.cnf</text:p>
          </table:table-cell>
          <table:table-cell office:value-type="percentage" office:value="0.102564102564103" calcext:value-type="percentage">
            <text:p>10.2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900-4.cnf</text:p>
          </table:table-cell>
          <table:table-cell office:value-type="percentage" office:value="0.102564102564103" calcext:value-type="percentage">
            <text:p>10.26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25.cnf</text:p>
          </table:table-cell>
          <table:table-cell office:value-type="percentage" office:value="0.103393213572854" calcext:value-type="percentage">
            <text:p>10.34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42.cnf</text:p>
          </table:table-cell>
          <table:table-cell office:value-type="percentage" office:value="0.103658536585366" calcext:value-type="percentage">
            <text:p>10.3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200-4.cnf</text:p>
          </table:table-cell>
          <table:table-cell office:value-type="percentage" office:value="0.104477611940299" calcext:value-type="percentage">
            <text:p>10.4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10.cnf</text:p>
          </table:table-cell>
          <table:table-cell office:value-type="percentage" office:value="0.104590818363274" calcext:value-type="percentage">
            <text:p>10.46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31.cnf</text:p>
          </table:table-cell>
          <table:table-cell office:value-type="percentage" office:value="0.104705882352941" calcext:value-type="percentage">
            <text:p>10.47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28.cnf</text:p>
          </table:table-cell>
          <table:table-cell office:value-type="percentage" office:value="0.106986027944112" calcext:value-type="percentage">
            <text:p>10.7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16.cnf</text:p>
          </table:table-cell>
          <table:table-cell office:value-type="percentage" office:value="0.108183632734531" calcext:value-type="percentage">
            <text:p>10.82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16.cnf</text:p>
          </table:table-cell>
          <table:table-cell office:value-type="percentage" office:value="0.10920245398773" calcext:value-type="percentage">
            <text:p>10.9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900-8.cnf</text:p>
          </table:table-cell>
          <table:table-cell office:value-type="percentage" office:value="0.109848484848485" calcext:value-type="percentage">
            <text:p>10.98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10.cnf</text:p>
          </table:table-cell>
          <table:table-cell office:value-type="percentage" office:value="0.111111111111111" calcext:value-type="percentage">
            <text:p>11.1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100-7.cnf</text:p>
          </table:table-cell>
          <table:table-cell office:value-type="percentage" office:value="0.111111111111111" calcext:value-type="percentage">
            <text:p>11.11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6.cnf</text:p>
          </table:table-cell>
          <table:table-cell office:value-type="percentage" office:value="0.111242603550296" calcext:value-type="percentage">
            <text:p>11.12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48.cnf</text:p>
          </table:table-cell>
          <table:table-cell office:value-type="percentage" office:value="0.111788617886179" calcext:value-type="percentage">
            <text:p>11.1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900-2.cnf</text:p>
          </table:table-cell>
          <table:table-cell office:value-type="percentage" office:value="0.111842105263158" calcext:value-type="percentage">
            <text:p>11.18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2.cnf</text:p>
          </table:table-cell>
          <table:table-cell office:value-type="percentage" office:value="0.1125" calcext:value-type="percentage">
            <text:p>11.2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22.cnf</text:p>
          </table:table-cell>
          <table:table-cell office:value-type="percentage" office:value="0.112549019607843" calcext:value-type="percentage">
            <text:p>11.25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200-1.cnf</text:p>
          </table:table-cell>
          <table:table-cell office:value-type="percentage" office:value="0.112794612794613" calcext:value-type="percentage">
            <text:p>11.28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13.cnf</text:p>
          </table:table-cell>
          <table:table-cell office:value-type="percentage" office:value="0.113373253493014" calcext:value-type="percentage">
            <text:p>11.3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1000-1.cnf</text:p>
          </table:table-cell>
          <table:table-cell office:value-type="percentage" office:value="0.113636363636364" calcext:value-type="percentage">
            <text:p>11.36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14.cnf</text:p>
          </table:table-cell>
          <table:table-cell office:value-type="percentage" office:value="0.114227642276423" calcext:value-type="percentage">
            <text:p>11.4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900-9.cnf</text:p>
          </table:table-cell>
          <table:table-cell office:value-type="percentage" office:value="0.114285714285714" calcext:value-type="percentage">
            <text:p>11.43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7.cnf</text:p>
          </table:table-cell>
          <table:table-cell office:value-type="percentage" office:value="0.114634146341464" calcext:value-type="percentage">
            <text:p>11.46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13.cnf</text:p>
          </table:table-cell>
          <table:table-cell office:value-type="percentage" office:value="0.114792899408284" calcext:value-type="percentage">
            <text:p>11.48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38.cnf</text:p>
          </table:table-cell>
          <table:table-cell office:value-type="percentage" office:value="0.114970059880239" calcext:value-type="percentage">
            <text:p>11.5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3.cnf</text:p>
          </table:table-cell>
          <table:table-cell office:value-type="percentage" office:value="0.115079365079365" calcext:value-type="percentage">
            <text:p>11.51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46.cnf</text:p>
          </table:table-cell>
          <table:table-cell office:value-type="percentage" office:value="0.115079365079365" calcext:value-type="percentage">
            <text:p>11.51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4.cnf</text:p>
          </table:table-cell>
          <table:table-cell office:value-type="percentage" office:value="0.116167664670659" calcext:value-type="percentage">
            <text:p>11.62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9.cnf</text:p>
          </table:table-cell>
          <table:table-cell office:value-type="percentage" office:value="0.116363636363636" calcext:value-type="percentage">
            <text:p>11.64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37.cnf</text:p>
          </table:table-cell>
          <table:table-cell office:value-type="percentage" office:value="0.116566866267465" calcext:value-type="percentage">
            <text:p>11.66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43.cnf</text:p>
          </table:table-cell>
          <table:table-cell office:value-type="percentage" office:value="0.116666666666667" calcext:value-type="percentage">
            <text:p>11.67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29.cnf</text:p>
          </table:table-cell>
          <table:table-cell office:value-type="percentage" office:value="0.116966067864271" calcext:value-type="percentage">
            <text:p>11.7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7.cnf</text:p>
          </table:table-cell>
          <table:table-cell office:value-type="percentage" office:value="0.117039586919105" calcext:value-type="percentage">
            <text:p>11.7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39.cnf</text:p>
          </table:table-cell>
          <table:table-cell office:value-type="percentage" office:value="0.117159763313609" calcext:value-type="percentage">
            <text:p>11.72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23.cnf</text:p>
          </table:table-cell>
          <table:table-cell office:value-type="percentage" office:value="0.117764471057884" calcext:value-type="percentage">
            <text:p>11.7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900-9.cnf</text:p>
          </table:table-cell>
          <table:table-cell office:value-type="percentage" office:value="0.118055555555556" calcext:value-type="percentage">
            <text:p>11.81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20.cnf</text:p>
          </table:table-cell>
          <table:table-cell office:value-type="percentage" office:value="0.118197278911565" calcext:value-type="percentage">
            <text:p>11.82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11.cnf</text:p>
          </table:table-cell>
          <table:table-cell office:value-type="percentage" office:value="0.118253968253968" calcext:value-type="percentage">
            <text:p>11.83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47.cnf</text:p>
          </table:table-cell>
          <table:table-cell office:value-type="percentage" office:value="0.119512195121951" calcext:value-type="percentage">
            <text:p>11.9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17.cnf</text:p>
          </table:table-cell>
          <table:table-cell office:value-type="percentage" office:value="0.120238095238095" calcext:value-type="percentage">
            <text:p>12.02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15.cnf</text:p>
          </table:table-cell>
          <table:table-cell office:value-type="percentage" office:value="0.120481927710843" calcext:value-type="percentage">
            <text:p>12.0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30.cnf</text:p>
          </table:table-cell>
          <table:table-cell office:value-type="percentage" office:value="0.120558882235529" calcext:value-type="percentage">
            <text:p>12.06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11.cnf</text:p>
          </table:table-cell>
          <table:table-cell office:value-type="percentage" office:value="0.121176470588235" calcext:value-type="percentage">
            <text:p>12.12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40.cnf</text:p>
          </table:table-cell>
          <table:table-cell office:value-type="percentage" office:value="0.121471343028229" calcext:value-type="percentage">
            <text:p>12.15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900-2.cnf</text:p>
          </table:table-cell>
          <table:table-cell office:value-type="percentage" office:value="0.121621621621622" calcext:value-type="percentage">
            <text:p>12.16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18.cnf</text:p>
          </table:table-cell>
          <table:table-cell office:value-type="percentage" office:value="0.122088353413655" calcext:value-type="percentage">
            <text:p>12.21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49.cnf</text:p>
          </table:table-cell>
          <table:table-cell office:value-type="percentage" office:value="0.123170731707317" calcext:value-type="percentage">
            <text:p>12.32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45.cnf</text:p>
          </table:table-cell>
          <table:table-cell office:value-type="percentage" office:value="0.123412698412698" calcext:value-type="percentage">
            <text:p>12.34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28.cnf</text:p>
          </table:table-cell>
          <table:table-cell office:value-type="percentage" office:value="0.124149659863946" calcext:value-type="percentage">
            <text:p>12.41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32.cnf</text:p>
          </table:table-cell>
          <table:table-cell office:value-type="percentage" office:value="0.12479674796748" calcext:value-type="percentage">
            <text:p>12.48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33.cnf</text:p>
          </table:table-cell>
          <table:table-cell office:value-type="percentage" office:value="0.124848484848485" calcext:value-type="percentage">
            <text:p>12.48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34.cnf</text:p>
          </table:table-cell>
          <table:table-cell office:value-type="percentage" office:value="0.125" calcext:value-type="percentage">
            <text:p>12.5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48.cnf</text:p>
          </table:table-cell>
          <table:table-cell office:value-type="percentage" office:value="0.125" calcext:value-type="percentage">
            <text:p>12.5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1000-7.cnf</text:p>
          </table:table-cell>
          <table:table-cell office:value-type="percentage" office:value="0.125" calcext:value-type="percentage">
            <text:p>12.5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200-10.cnf</text:p>
          </table:table-cell>
          <table:table-cell office:value-type="percentage" office:value="0.125220458553792" calcext:value-type="percentage">
            <text:p>12.52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49.cnf</text:p>
          </table:table-cell>
          <table:table-cell office:value-type="percentage" office:value="0.126075731497418" calcext:value-type="percentage">
            <text:p>12.61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14.cnf</text:p>
          </table:table-cell>
          <table:table-cell office:value-type="percentage" office:value="0.126506024096386" calcext:value-type="percentage">
            <text:p>12.6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50.cnf</text:p>
          </table:table-cell>
          <table:table-cell office:value-type="percentage" office:value="0.126546906187625" calcext:value-type="percentage">
            <text:p>12.65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000-8.cnf</text:p>
          </table:table-cell>
          <table:table-cell office:value-type="percentage" office:value="0.127314814814815" calcext:value-type="percentage">
            <text:p>12.73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27.cnf</text:p>
          </table:table-cell>
          <table:table-cell office:value-type="percentage" office:value="0.127380952380952" calcext:value-type="percentage">
            <text:p>12.74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44.cnf</text:p>
          </table:table-cell>
          <table:table-cell office:value-type="percentage" office:value="0.12760736196319" calcext:value-type="percentage">
            <text:p>12.7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000-4.cnf</text:p>
          </table:table-cell>
          <table:table-cell office:value-type="percentage" office:value="0.127659574468085" calcext:value-type="percentage">
            <text:p>12.77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35.cnf</text:p>
          </table:table-cell>
          <table:table-cell office:value-type="percentage" office:value="0.127676767676768" calcext:value-type="percentage">
            <text:p>12.7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900-5.cnf</text:p>
          </table:table-cell>
          <table:table-cell office:value-type="percentage" office:value="0.128125" calcext:value-type="percentage">
            <text:p>12.81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23.cnf</text:p>
          </table:table-cell>
          <table:table-cell office:value-type="percentage" office:value="0.12969696969697" calcext:value-type="percentage">
            <text:p>12.97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22.cnf</text:p>
          </table:table-cell>
          <table:table-cell office:value-type="percentage" office:value="0.130487804878049" calcext:value-type="percentage">
            <text:p>13.0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21.cnf</text:p>
          </table:table-cell>
          <table:table-cell office:value-type="percentage" office:value="0.13050505050505" calcext:value-type="percentage">
            <text:p>13.0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25.cnf</text:p>
          </table:table-cell>
          <table:table-cell office:value-type="percentage" office:value="0.130909090909091" calcext:value-type="percentage">
            <text:p>13.09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15.cnf</text:p>
          </table:table-cell>
          <table:table-cell office:value-type="percentage" office:value="0.130966469428008" calcext:value-type="percentage">
            <text:p>13.1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40.cnf</text:p>
          </table:table-cell>
          <table:table-cell office:value-type="percentage" office:value="0.131765749778172" calcext:value-type="percentage">
            <text:p>13.18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12.cnf</text:p>
          </table:table-cell>
          <table:table-cell office:value-type="percentage" office:value="0.132135728542914" calcext:value-type="percentage">
            <text:p>13.21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8.cnf</text:p>
          </table:table-cell>
          <table:table-cell office:value-type="percentage" office:value="0.132135728542914" calcext:value-type="percentage">
            <text:p>13.21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20.cnf</text:p>
          </table:table-cell>
          <table:table-cell office:value-type="percentage" office:value="0.132525252525253" calcext:value-type="percentage">
            <text:p>13.2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36.cnf</text:p>
          </table:table-cell>
          <table:table-cell office:value-type="percentage" office:value="0.132525252525253" calcext:value-type="percentage">
            <text:p>13.2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19.cnf</text:p>
          </table:table-cell>
          <table:table-cell office:value-type="percentage" office:value="0.132534930139721" calcext:value-type="percentage">
            <text:p>13.2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21.cnf</text:p>
          </table:table-cell>
          <table:table-cell office:value-type="percentage" office:value="0.132534930139721" calcext:value-type="percentage">
            <text:p>13.2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50.cnf</text:p>
          </table:table-cell>
          <table:table-cell office:value-type="percentage" office:value="0.132900432900433" calcext:value-type="percentage">
            <text:p>13.2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000-7.cnf</text:p>
          </table:table-cell>
          <table:table-cell office:value-type="percentage" office:value="0.133786848072562" calcext:value-type="percentage">
            <text:p>13.3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100-9.cnf</text:p>
          </table:table-cell>
          <table:table-cell office:value-type="percentage" office:value="0.134259259259259" calcext:value-type="percentage">
            <text:p>13.43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30.cnf</text:p>
          </table:table-cell>
          <table:table-cell office:value-type="percentage" office:value="0.134530938123753" calcext:value-type="percentage">
            <text:p>13.4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43.cnf</text:p>
          </table:table-cell>
          <table:table-cell office:value-type="percentage" office:value="0.135757575757576" calcext:value-type="percentage">
            <text:p>13.58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39.cnf</text:p>
          </table:table-cell>
          <table:table-cell office:value-type="percentage" office:value="0.135845749342682" calcext:value-type="percentage">
            <text:p>13.5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1000-4.cnf</text:p>
          </table:table-cell>
          <table:table-cell office:value-type="percentage" office:value="0.136111111111111" calcext:value-type="percentage">
            <text:p>13.61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29.cnf</text:p>
          </table:table-cell>
          <table:table-cell office:value-type="percentage" office:value="0.136144578313253" calcext:value-type="percentage">
            <text:p>13.61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26.cnf</text:p>
          </table:table-cell>
          <table:table-cell office:value-type="percentage" office:value="0.136526946107784" calcext:value-type="percentage">
            <text:p>13.6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24.cnf</text:p>
          </table:table-cell>
          <table:table-cell office:value-type="percentage" office:value="0.136546184738956" calcext:value-type="percentage">
            <text:p>13.6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19.cnf</text:p>
          </table:table-cell>
          <table:table-cell office:value-type="percentage" office:value="0.136585365853659" calcext:value-type="percentage">
            <text:p>13.66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41.cnf</text:p>
          </table:table-cell>
          <table:table-cell office:value-type="percentage" office:value="0.136645962732919" calcext:value-type="percentage">
            <text:p>13.66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17.cnf</text:p>
          </table:table-cell>
          <table:table-cell office:value-type="percentage" office:value="0.136947791164659" calcext:value-type="percentage">
            <text:p>13.69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9.cnf</text:p>
          </table:table-cell>
          <table:table-cell office:value-type="percentage" office:value="0.136947791164659" calcext:value-type="percentage">
            <text:p>13.69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41.cnf</text:p>
          </table:table-cell>
          <table:table-cell office:value-type="percentage" office:value="0.137014314928425" calcext:value-type="percentage">
            <text:p>13.7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46.cnf</text:p>
          </table:table-cell>
          <table:table-cell office:value-type="percentage" office:value="0.137448559670782" calcext:value-type="percentage">
            <text:p>13.74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4.cnf</text:p>
          </table:table-cell>
          <table:table-cell office:value-type="percentage" office:value="0.137662337662338" calcext:value-type="percentage">
            <text:p>13.77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8.cnf</text:p>
          </table:table-cell>
          <table:table-cell office:value-type="percentage" office:value="0.137777777777778" calcext:value-type="percentage">
            <text:p>13.78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34.cnf</text:p>
          </table:table-cell>
          <table:table-cell office:value-type="percentage" office:value="0.137832310838446" calcext:value-type="percentage">
            <text:p>13.78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5.cnf</text:p>
          </table:table-cell>
          <table:table-cell office:value-type="percentage" office:value="0.138066202090592" calcext:value-type="percentage">
            <text:p>13.81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12.cnf</text:p>
          </table:table-cell>
          <table:table-cell office:value-type="percentage" office:value="0.138181818181818" calcext:value-type="percentage">
            <text:p>13.82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45.cnf</text:p>
          </table:table-cell>
          <table:table-cell office:value-type="percentage" office:value="0.138528138528139" calcext:value-type="percentage">
            <text:p>13.8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26.cnf</text:p>
          </table:table-cell>
          <table:table-cell office:value-type="percentage" office:value="0.138984509466437" calcext:value-type="percentage">
            <text:p>13.9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18.cnf</text:p>
          </table:table-cell>
          <table:table-cell office:value-type="percentage" office:value="0.139468302658487" calcext:value-type="percentage">
            <text:p>13.9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1.cnf</text:p>
          </table:table-cell>
          <table:table-cell office:value-type="percentage" office:value="0.13979797979798" calcext:value-type="percentage">
            <text:p>13.98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24.cnf</text:p>
          </table:table-cell>
          <table:table-cell office:value-type="percentage" office:value="0.14020202020202" calcext:value-type="percentage">
            <text:p>14.0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800-10.cnf</text:p>
          </table:table-cell>
          <table:table-cell office:value-type="percentage" office:value="0.140740740740741" calcext:value-type="percentage">
            <text:p>14.0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000-3.cnf</text:p>
          </table:table-cell>
          <table:table-cell office:value-type="percentage" office:value="0.140740740740741" calcext:value-type="percentage">
            <text:p>14.07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31.cnf</text:p>
          </table:table-cell>
          <table:table-cell office:value-type="percentage" office:value="0.141414141414141" calcext:value-type="percentage">
            <text:p>14.14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6.cnf</text:p>
          </table:table-cell>
          <table:table-cell office:value-type="percentage" office:value="0.14156378600823" calcext:value-type="percentage">
            <text:p>14.16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36.cnf</text:p>
          </table:table-cell>
          <table:table-cell office:value-type="percentage" office:value="0.141716566866267" calcext:value-type="percentage">
            <text:p>14.17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3.cnf</text:p>
          </table:table-cell>
          <table:table-cell office:value-type="percentage" office:value="0.141818181818182" calcext:value-type="percentage">
            <text:p>14.18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47.cnf</text:p>
          </table:table-cell>
          <table:table-cell office:value-type="percentage" office:value="0.142083333333333" calcext:value-type="percentage">
            <text:p>14.21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5.cnf</text:p>
          </table:table-cell>
          <table:table-cell office:value-type="percentage" office:value="0.142276422764228" calcext:value-type="percentage">
            <text:p>14.23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32.cnf</text:p>
          </table:table-cell>
          <table:table-cell office:value-type="percentage" office:value="0.142682926829268" calcext:value-type="percentage">
            <text:p>14.2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900-1.cnf</text:p>
          </table:table-cell>
          <table:table-cell office:value-type="percentage" office:value="0.142857142857143" calcext:value-type="percentage">
            <text:p>14.2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800-9.cnf</text:p>
          </table:table-cell>
          <table:table-cell office:value-type="percentage" office:value="0.14453125" calcext:value-type="percentage">
            <text:p>14.4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2.cnf</text:p>
          </table:table-cell>
          <table:table-cell office:value-type="percentage" office:value="0.144620811287478" calcext:value-type="percentage">
            <text:p>14.46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35.cnf</text:p>
          </table:table-cell>
          <table:table-cell office:value-type="percentage" office:value="0.146747967479675" calcext:value-type="percentage">
            <text:p>14.6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800-6.cnf</text:p>
          </table:table-cell>
          <table:table-cell office:value-type="percentage" office:value="0.147321428571429" calcext:value-type="percentage">
            <text:p>14.7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900-1.cnf</text:p>
          </table:table-cell>
          <table:table-cell office:value-type="percentage" office:value="0.147435897435897" calcext:value-type="percentage">
            <text:p>14.7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900-10.cnf</text:p>
          </table:table-cell>
          <table:table-cell office:value-type="percentage" office:value="0.147435897435897" calcext:value-type="percentage">
            <text:p>14.7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900-5.cnf</text:p>
          </table:table-cell>
          <table:table-cell office:value-type="percentage" office:value="0.1484375" calcext:value-type="percentage">
            <text:p>14.8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1000-8.cnf</text:p>
          </table:table-cell>
          <table:table-cell office:value-type="percentage" office:value="0.149390243902439" calcext:value-type="percentage">
            <text:p>14.9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1000-9.cnf</text:p>
          </table:table-cell>
          <table:table-cell office:value-type="percentage" office:value="0.151315789473684" calcext:value-type="percentage">
            <text:p>15.1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000-1.cnf</text:p>
          </table:table-cell>
          <table:table-cell office:value-type="percentage" office:value="0.153664302600473" calcext:value-type="percentage">
            <text:p>15.3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000-2.cnf</text:p>
          </table:table-cell>
          <table:table-cell office:value-type="percentage" office:value="0.155038759689923" calcext:value-type="percentage">
            <text:p>15.50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38.cnf</text:p>
          </table:table-cell>
          <table:table-cell office:value-type="percentage" office:value="0.155357142857143" calcext:value-type="percentage">
            <text:p>15.54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33.cnf</text:p>
          </table:table-cell>
          <table:table-cell office:value-type="percentage" office:value="0.155419222903886" calcext:value-type="percentage">
            <text:p>15.5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900-3.cnf</text:p>
          </table:table-cell>
          <table:table-cell office:value-type="percentage" office:value="0.157051282051282" calcext:value-type="percentage">
            <text:p>15.7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900-10.cnf</text:p>
          </table:table-cell>
          <table:table-cell office:value-type="percentage" office:value="0.157142857142857" calcext:value-type="percentage">
            <text:p>15.71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1.cnf</text:p>
          </table:table-cell>
          <table:table-cell office:value-type="percentage" office:value="0.157589285714286" calcext:value-type="percentage">
            <text:p>15.7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800-1.cnf</text:p>
          </table:table-cell>
          <table:table-cell office:value-type="percentage" office:value="0.157706093189964" calcext:value-type="percentage">
            <text:p>15.77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7-42.cnf</text:p>
          </table:table-cell>
          <table:table-cell office:value-type="percentage" office:value="0.158828748890861" calcext:value-type="percentage">
            <text:p>15.88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maxcut-140-630-0.8-44.cnf</text:p>
          </table:table-cell>
          <table:table-cell office:value-type="percentage" office:value="0.158928571428571" calcext:value-type="percentage">
            <text:p>15.8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800-3.cnf</text:p>
          </table:table-cell>
          <table:table-cell office:value-type="percentage" office:value="0.159259259259259" calcext:value-type="percentage">
            <text:p>15.9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900-7.cnf</text:p>
          </table:table-cell>
          <table:table-cell office:value-type="percentage" office:value="0.159375" calcext:value-type="percentage">
            <text:p>15.9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1000-2.cnf</text:p>
          </table:table-cell>
          <table:table-cell office:value-type="percentage" office:value="0.159883720930233" calcext:value-type="percentage">
            <text:p>15.9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1000-5.cnf</text:p>
          </table:table-cell>
          <table:table-cell office:value-type="percentage" office:value="0.164634146341463" calcext:value-type="percentage">
            <text:p>16.46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t5pm3-7777.spn.cnf</text:p>
          </table:table-cell>
          <table:table-cell office:value-type="percentage" office:value="0.164835164835165" calcext:value-type="percentage">
            <text:p>16.4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000-10.cnf</text:p>
          </table:table-cell>
          <table:table-cell office:value-type="percentage" office:value="0.165432098765432" calcext:value-type="percentage">
            <text:p>16.54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c-fat200-1.clq.cnf</text:p>
          </table:table-cell>
          <table:table-cell office:value-type="percentage" office:value="0.166666666666667" calcext:value-type="percentage">
            <text:p>16.6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800-2.cnf</text:p>
          </table:table-cell>
          <table:table-cell office:value-type="percentage" office:value="0.169934640522876" calcext:value-type="percentage">
            <text:p>16.9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800-8.cnf</text:p>
          </table:table-cell>
          <table:table-cell office:value-type="percentage" office:value="0.172794117647059" calcext:value-type="percentage">
            <text:p>17.2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900-7.cnf</text:p>
          </table:table-cell>
          <table:table-cell office:value-type="percentage" office:value="0.176470588235294" calcext:value-type="percentage">
            <text:p>17.65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800-7.cnf</text:p>
          </table:table-cell>
          <table:table-cell office:value-type="percentage" office:value="0.17741935483871" calcext:value-type="percentage">
            <text:p>17.7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900-6.cnf</text:p>
          </table:table-cell>
          <table:table-cell office:value-type="percentage" office:value="0.17741935483871" calcext:value-type="percentage">
            <text:p>17.7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1000-6.cnf</text:p>
          </table:table-cell>
          <table:table-cell office:value-type="percentage" office:value="0.178125" calcext:value-type="percentage">
            <text:p>17.8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800-2.cnf</text:p>
          </table:table-cell>
          <table:table-cell office:value-type="percentage" office:value="0.18359375" calcext:value-type="percentage">
            <text:p>18.3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900-3.cnf</text:p>
          </table:table-cell>
          <table:table-cell office:value-type="percentage" office:value="0.183823529411765" calcext:value-type="percentage">
            <text:p>18.3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1000-10.cnf</text:p>
          </table:table-cell>
          <table:table-cell office:value-type="percentage" office:value="0.185897435897436" calcext:value-type="percentage">
            <text:p>18.5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800-10.cnf</text:p>
          </table:table-cell>
          <table:table-cell office:value-type="percentage" office:value="0.189814814814815" calcext:value-type="percentage">
            <text:p>18.9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700-4.cnf</text:p>
          </table:table-cell>
          <table:table-cell office:value-type="percentage" office:value="0.191666666666667" calcext:value-type="percentage">
            <text:p>19.17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t4pm3-6666.spn.cnf</text:p>
          </table:table-cell>
          <table:table-cell office:value-type="percentage" office:value="0.191729323308271" calcext:value-type="percentage">
            <text:p>19.1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800-1.cnf</text:p>
          </table:table-cell>
          <table:table-cell office:value-type="percentage" office:value="0.191964285714286" calcext:value-type="percentage">
            <text:p>19.2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800-5.cnf</text:p>
          </table:table-cell>
          <table:table-cell office:value-type="percentage" office:value="0.193548387096774" calcext:value-type="percentage">
            <text:p>19.35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1000-3.cnf</text:p>
          </table:table-cell>
          <table:table-cell office:value-type="percentage" office:value="0.201923076923077" calcext:value-type="percentage">
            <text:p>20.1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800-4.cnf</text:p>
          </table:table-cell>
          <table:table-cell office:value-type="percentage" office:value="0.201923076923077" calcext:value-type="percentage">
            <text:p>20.19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1100-8.cnf</text:p>
          </table:table-cell>
          <table:table-cell office:value-type="percentage" office:value="0.202614379084967" calcext:value-type="percentage">
            <text:p>20.2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800-3.cnf</text:p>
          </table:table-cell>
          <table:table-cell office:value-type="percentage" office:value="0.212962962962963" calcext:value-type="percentage">
            <text:p>21.3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700-10.cnf</text:p>
          </table:table-cell>
          <table:table-cell office:value-type="percentage" office:value="0.217105263157895" calcext:value-type="percentage">
            <text:p>21.7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800-7.cnf</text:p>
          </table:table-cell>
          <table:table-cell office:value-type="percentage" office:value="0.217592592592593" calcext:value-type="percentage">
            <text:p>21.7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700-7.cnf</text:p>
          </table:table-cell>
          <table:table-cell office:value-type="percentage" office:value="0.232142857142857" calcext:value-type="percentage">
            <text:p>23.2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70c800-4.cnf</text:p>
          </table:table-cell>
          <table:table-cell office:value-type="percentage" office:value="0.234126984126984" calcext:value-type="percentage">
            <text:p>23.4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900-4.cnf</text:p>
          </table:table-cell>
          <table:table-cell office:value-type="percentage" office:value="0.235714285714286" calcext:value-type="percentage">
            <text:p>23.5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600-5.cnf</text:p>
          </table:table-cell>
          <table:table-cell office:value-type="percentage" office:value="0.239583333333333" calcext:value-type="percentage">
            <text:p>23.9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800-9.cnf</text:p>
          </table:table-cell>
          <table:table-cell office:value-type="percentage" office:value="0.240384615384615" calcext:value-type="percentage">
            <text:p>24.0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800-5.cnf</text:p>
          </table:table-cell>
          <table:table-cell office:value-type="percentage" office:value="0.259259259259259" calcext:value-type="percentage">
            <text:p>25.9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700-2.cnf</text:p>
          </table:table-cell>
          <table:table-cell office:value-type="percentage" office:value="0.2625" calcext:value-type="percentage">
            <text:p>26.25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t6pm3-8888.spn.cnf</text:p>
          </table:table-cell>
          <table:table-cell office:value-type="percentage" office:value="0.274509803921569" calcext:value-type="percentage">
            <text:p>27.45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700-3.cnf</text:p>
          </table:table-cell>
          <table:table-cell office:value-type="percentage" office:value="0.277777777777778" calcext:value-type="percentage">
            <text:p>27.7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600-7.cnf</text:p>
          </table:table-cell>
          <table:table-cell office:value-type="percentage" office:value="0.28125" calcext:value-type="percentage">
            <text:p>28.1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700-6.cnf</text:p>
          </table:table-cell>
          <table:table-cell office:value-type="percentage" office:value="0.284722222222222" calcext:value-type="percentage">
            <text:p>28.47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700-1.cnf</text:p>
          </table:table-cell>
          <table:table-cell office:value-type="percentage" office:value="0.296052631578947" calcext:value-type="percentage">
            <text:p>29.6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600-9.cnf</text:p>
          </table:table-cell>
          <table:table-cell office:value-type="percentage" office:value="0.302083333333333" calcext:value-type="percentage">
            <text:p>30.2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700-8.cnf</text:p>
          </table:table-cell>
          <table:table-cell office:value-type="percentage" office:value="0.309210526315789" calcext:value-type="percentage">
            <text:p>30.92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800-8.cnf</text:p>
          </table:table-cell>
          <table:table-cell office:value-type="percentage" office:value="0.31" calcext:value-type="percentage">
            <text:p>31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600-6.cnf</text:p>
          </table:table-cell>
          <table:table-cell office:value-type="percentage" office:value="0.321428571428571" calcext:value-type="percentage">
            <text:p>32.14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600-2.cnf</text:p>
          </table:table-cell>
          <table:table-cell office:value-type="percentage" office:value="0.328125" calcext:value-type="percentage">
            <text:p>32.8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600-10.cnf</text:p>
          </table:table-cell>
          <table:table-cell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600-8.cnf</text:p>
          </table:table-cell>
          <table:table-cell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700-9.cnf</text:p>
          </table:table-cell>
          <table:table-cell office:value-type="percentage" office:value="0.340277777777778" calcext:value-type="percentage">
            <text:p>34.0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600-1.cnf</text:p>
          </table:table-cell>
          <table:table-cell office:value-type="percentage" office:value="0.348214285714286" calcext:value-type="percentage">
            <text:p>34.82%</text:p>
          </table:table-cell>
          <table:table-cell/>
        </table:table-row>
        <table:table-row table:style-name="ro1">
          <table:table-cell office:value-type="string" calcext:value-type="string">
            <text:p>crafted</text:p>
          </table:table-cell>
          <table:table-cell office:value-type="string" calcext:value-type="string">
            <text:p>scpclr10_maxsat.cnf</text:p>
          </table:table-cell>
          <table:table-cell office:value-type="percentage" office:value="0.365333333333333" calcext:value-type="percentage">
            <text:p>36.5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700-5.cnf</text:p>
          </table:table-cell>
          <table:table-cell office:value-type="percentage" office:value="0.380952380952381" calcext:value-type="percentage">
            <text:p>38.1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600-4.cnf</text:p>
          </table:table-cell>
          <table:table-cell office:value-type="percentage" office:value="0.384615384615385" calcext:value-type="percentage">
            <text:p>38.4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s3v80c600-3.cnf</text:p>
          </table:table-cell>
          <table:table-cell office:value-type="percentage" office:value="0.556818181818182" calcext:value-type="percentage">
            <text:p>55.68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00-C900-19.cnf</text:p>
          </table:table-cell>
          <table:table-cell office:value-type="percentage" office:value="3.21428571428571" calcext:value-type="percentage">
            <text:p>321.43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00-C900-14.cnf</text:p>
          </table:table-cell>
          <table:table-cell office:value-type="percentage" office:value="3.85714285714286" calcext:value-type="percentage">
            <text:p>385.7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00-C900-20.cnf</text:p>
          </table:table-cell>
          <table:table-cell office:value-type="percentage" office:value="3.85714285714286" calcext:value-type="percentage">
            <text:p>385.7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00-C900-23.cnf</text:p>
          </table:table-cell>
          <table:table-cell office:value-type="percentage" office:value="3.92857142857143" calcext:value-type="percentage">
            <text:p>392.86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00-C900-4.cnf</text:p>
          </table:table-cell>
          <table:table-cell office:value-type="percentage" office:value="4" calcext:value-type="percentage">
            <text:p>400.00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00-C900-7.cnf</text:p>
          </table:table-cell>
          <table:table-cell office:value-type="percentage" office:value="4.10714285714286" calcext:value-type="percentage">
            <text:p>410.71%</text:p>
          </table:table-cell>
          <table:table-cell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HG-4SAT-V100-C900-2.cnf</text:p>
          </table:table-cell>
          <table:table-cell office:value-type="percentage" office:value="4.23333333333333" calcext:value-type="percentage">
            <text:p>423.33%</text:p>
          </table:table-cell>
          <table:table-cell/>
        </table:table-row>
      </table:table>
      <table:named-expressions/>
      <table:database-ranges>
        <table:database-range table:name="__Anonymous_Sheet_DB__0" table:target-range-address="best_fit_mh_and_opt.A1:best_fit_mh_and_opt.C556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9T23:17:13.544290172</dc:date>
    <meta:editing-duration>PT18M19S</meta:editing-duration>
    <meta:editing-cycles>2</meta:editing-cycles>
    <meta:generator>LibreOffice/4.3.3.2$Linux_X86_64 LibreOffice_project/430m0$Build-2</meta:generator>
    <meta:document-statistic meta:table-count="1" meta:cell-count="1669" meta:object-count="0"/>
  </office:meta>
</office:document-meta>
</file>